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a4665" officeooo:paragraph-rsid="001a466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c3db5" officeooo:paragraph-rsid="001c3db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c3db5" officeooo:paragraph-rsid="001c3db5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adicalismo deve ser evitado entre os defensores do Software Livre</text:p>
      <text:p text:style-name="P1"><text:s/></text:p>
      <text:p text:style-name="P3"/>
      <text:p text:style-name="P15">Palestra de tecnólogo da informação destacou a importância da coerência no debate sobre os benefícios do Software Livre</text:p>
      <text:p text:style-name="P15"></text:p>
      <text:p text:style-name="P15"></text:p>
      <text:p text:style-name="P15">O usuário que escolher o Software livre deve fazer isso por causa dos benefícios e por vontade própria, não por obrigação. A ideia defendida pelo tecnólogo em informação Alberto Azevedo iniciou a palestra "Radicais Livres", na 15a edição do Fórum Internacional Software Livre (FISL). De acordo com o palestrante, os defensores do software acabam perdendo a razão e a coerência quando não conseguem entender os argumentos de outras pessoas.</text:p>
      <text:p text:style-name="P15"></text:p>
      <text:p text:style-name="P15">- Os radicais muitas vezes são destrutivos para o próprio movimento. É muito importante ter a noção de que a liberdade de cada um termina quando começa a liberdade de outra pessoa. Existem algumas divergências sobre o conceito de liberdade e qual caminho que o Software Livre tem que trilhar para obter sucesso, compreendendo todas as opiniões - destacou Alberto Azevedo.</text:p>
      <text:p text:style-name="P15"></text:p>
      <text:p text:style-name="P15">Assim como a política, o futebol e a religião, que despertam a paixão dos seus seguidores, o Software Livre também move uma legião de apaixonados. De acordo com Alberto Azevedo, o radicalismo está diretamente ligado a esse sentimento. Quando a paixão é maior que a razão, essa pessoa acaba se tornando uma fanática e não consegue ouvir o argumento de outras pessoas.</text:p>
      <text:p text:style-name="P15"></text:p>
      <text:p text:style-name="P15">- O Software Livre tem que vencer por méritos. As pessoas precisam usar pelos benefícios que traz o uso. Se a pessoa escolher usar outros softwares, a escolha é dela e precisamos respeitar - ressaltou.</text:p>
      <text:p text:style-name="P15"></text:p>
      <text:p text:style-name="P15">O profissional de TI garante que a importância de debater o radicalismo no Software Livre é propor a união entre os usuários, evitando brigas e desentendimentos entre os grupos, fazendo com que o movimento perca a força. O Fórum Internacional Software Livre ocorre até sábado (10/05), no Centro de Eventos da PUC-RS. Outras informações podem ser obtidas no site <text:a xlink:type="simple" xlink:href="http://www.fisl.org.br/">www.fisl.org.br</text:a></text:p>
      <text:p text:style-name="P15"/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2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3"><text:a xlink:type="simple" xlink:href="https://www.flickr.com/photos/fisl14"><text:span text:style-name="T1">https://www.flickr.com/photos/fisl14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4</meta:editing-cycles>
    <meta:creation-date>2014-04-30T13:37:00</meta:creation-date>
    <dc:date>2014-05-07T15:33:15.355710919</dc:date>
    <meta:editing-duration>PT21M54S</meta:editing-duration>
    <meta:generator>LibreOffice/4.1.3.2$Linux_x86 LibreOffice_project/410m0$Build-2</meta:generator>
    <meta:document-statistic meta:table-count="0" meta:image-count="0" meta:object-count="0" meta:page-count="1" meta:paragraph-count="25" meta:word-count="419" meta:character-count="2726" meta:non-whitespace-character-count="23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